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text-properties officeooo:rsid="0011e30e" officeooo:paragraph-rsid="0016d199"/>
    </style:style>
    <style:style style:name="P2" style:family="paragraph" style:parent-style-name="Standard">
      <style:text-properties officeooo:rsid="00139aa6" officeooo:paragraph-rsid="00139aa6"/>
    </style:style>
    <style:style style:name="P3" style:family="paragraph" style:parent-style-name="Standard">
      <style:text-properties officeooo:rsid="00139aa6" officeooo:paragraph-rsid="0015201d"/>
    </style:style>
    <style:style style:name="P4" style:family="paragraph" style:parent-style-name="Standard">
      <style:text-properties officeooo:rsid="0015201d" officeooo:paragraph-rsid="00164330"/>
    </style:style>
    <style:style style:name="P5" style:family="paragraph" style:parent-style-name="Standard">
      <style:text-properties officeooo:paragraph-rsid="00164330"/>
    </style:style>
    <style:style style:name="P6" style:family="paragraph" style:parent-style-name="Standard">
      <style:text-properties officeooo:rsid="0016d199" officeooo:paragraph-rsid="0016d199"/>
    </style:style>
    <style:style style:name="P7" style:family="paragraph" style:parent-style-name="Standard">
      <style:text-properties officeooo:rsid="0017415f" officeooo:paragraph-rsid="0017415f"/>
    </style:style>
    <style:style style:name="T1" style:family="text">
      <style:text-properties officeooo:rsid="00139aa6"/>
    </style:style>
    <style:style style:name="T2" style:family="text">
      <style:text-properties officeooo:rsid="0015201d"/>
    </style:style>
    <style:style style:name="T3" style:family="text">
      <style:text-properties officeooo:rsid="00139aa6" fo:background-color="transparent" loext:char-shading-value="0"/>
    </style:style>
    <style:style style:name="T4" style:family="text">
      <style:text-properties officeooo:rsid="0015201d" fo:background-color="transparent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6d199" fo:background-color="transparent" loext:char-shading-value="0"/>
    </style:style>
    <style:style style:name="T7" style:family="text">
      <style:text-properties officeooo:rsid="00164330"/>
    </style:style>
    <style:style style:name="T8" style:family="text">
      <style:text-properties officeooo:rsid="0016d199"/>
    </style:style>
    <style:style style:name="T9" style:family="text">
      <style:text-properties officeooo:rsid="001741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APP: <text:span text:style-name="T1">TELEGRAM WEB <text:s/>IS A WEBSITE TO SEND OR RECIVE </text:span><text:span text:style-name="T3">MENS</text:span><text:span text:style-name="T4">S</text:span><text:span text:style-name="T3">A</text:span><text:span text:style-name="T4">G</text:span><text:span text:style-name="T3">ES</text:span><text:span text:style-name="T1"> WITH DOUBLE </text:span><text:span text:style-name="T3">AUTENTIFICATIO</text:span><text:span text:style-name="T4">N</text:span><text:span text:style-name="T1"> OR ENCRIPT </text:span><text:span text:style-name="T3">MENS</text:span><text:span text:style-name="T4">S</text:span><text:span text:style-name="T3">A</text:span><text:span text:style-name="T4">G</text:span><text:span text:style-name="T3">ES</text:span><text:span text:style-name="T1">.</text:span></text:p>
      <text:p text:style-name="P2">THIS APP IS SIMPLE, MINIMALYSTIC AND EASY TO USE , AND THIS FUNCTIONS MAKE IT THE DIFERENCE.</text:p>
      <text:p text:style-name="P2"/>
      <text:p text:style-name="P2"/>
      <text:p text:style-name="P3">COLORS: <text:span text:style-name="T2">THE ICON HAS BLUE AND WHITE COLORS, BECAUSE THE PAPER </text:span><text:span text:style-name="T9">makes </text:span><text:span text:style-name="T2">THE IMPORTANT OF THE </text:span><text:span text:style-name="T5">MENS</text:span><text:span text:style-name="T4">S</text:span><text:span text:style-name="T5">A</text:span><text:span text:style-name="T4">G</text:span><text:span text:style-name="T5">ES</text:span><text:span text:style-name="T2"> </text:span><text:span text:style-name="T9"><text:s/></text:span><text:span text:style-name="T8">really stand out</text:span><text:span text:style-name="T2"> </text:span><text:span text:style-name="T8">on </text:span><text:span text:style-name="T2"><text:s/>AND THE COLOR BLUE </text:span><text:span text:style-name="T6">symbolize</text:span><text:span text:style-name="T2"> THE SKY AND THE SPEED.</text:span></text:p>
      <text:p text:style-name="P2"/>
      <text:p text:style-name="P2"/>
      <text:p text:style-name="P5"><text:span text:style-name="T7">develop his secutiry and continue as before as to your minimalism.</text:span></text:p>
      <text:p text:style-name="P4"><text:span text:style-name="T1">.</text:span><text:span text:style-name="T7">when telegram was developed the people only can send or recive menssages. Nowadays </text:span><text:span text:style-name="T8">its changed and telegram is developed to be a social media , when you can enter in chats and public some content.</text:span></text:p>
      <text:p text:style-name="P6">Telegram has developed a version premium when you can access in all chats and support pages <text:span text:style-name="T9">the last year</text:span>.</text:p>
      <text:p text:style-name="P6"/>
      <text:p text:style-name="P6"/>
      <text:p text:style-name="P7">Pros</text:p>
      <text:p text:style-name="P7">:the menssage is clear and easy to understand </text:p>
      <text:p text:style-name="P7">çthe app is functional and intuitive.</text:p>
      <text:p text:style-name="P7"/>
      <text:p text:style-name="P7"/>
      <text:p text:style-name="P7">Cons: nowadays other apps be more imporant than telegram because the teenagers and childs want to use other types of apps to social media content.</text:p>
      <text:p text:style-name="P7"/>
      <text:p text:style-name="P2"/>
      <text:p text:style-name="P2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0T10:39:03.333000000</meta:creation-date>
    <dc:date>2022-09-20T12:09:24.406000000</dc:date>
    <meta:editing-duration>PT29M9S</meta:editing-duration>
    <meta:editing-cycles>3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11" meta:word-count="170" meta:character-count="979" meta:non-whitespace-character-count="814"/>
  </office:meta>
</office:document-meta>
</file>